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ttribute.AnnotationAttribute( String attributeName , ProcessedAnnotation [ ] annotatio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Attribute.getAnnotation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ttribute.Annota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Attribute.AnnotationAttribute( String attribute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Attribute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ttribute.setStri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ttribute.setAnnotationValues( ProcessedAnnotation [ ] annotatio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ttribute.setAttributeNam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ttribute.ge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